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officeooo:paragraph-rsid="001fa878"/>
    </style:style>
    <style:style style:name="P3" style:family="paragraph" style:parent-style-name="Standard">
      <style:paragraph-properties fo:text-align="justify" style:justify-single-word="false"/>
      <style:text-properties style:font-name="DejaVu Sans" fo:language="pl" fo:country="PL"/>
    </style:style>
    <style:style style:name="P4" style:family="paragraph" style:parent-style-name="Standard" style:list-style-name="L1">
      <style:paragraph-properties fo:text-align="justify" style:justify-single-word="false"/>
      <style:text-properties style:font-name="DejaVu Sans" fo:language="pl" fo:country="PL"/>
    </style:style>
    <style:style style:name="P5" style:family="paragraph" style:parent-style-name="Standard" style:list-style-name="L2">
      <style:paragraph-properties fo:text-align="justify" style:justify-single-word="false"/>
      <style:text-properties style:font-name="DejaVu Sans" fo:language="pl" fo:country="PL"/>
    </style:style>
    <style:style style:name="P6" style:family="paragraph" style:parent-style-name="Standard" style:list-style-name="L3">
      <style:paragraph-properties fo:text-align="justify" style:justify-single-word="false"/>
      <style:text-properties style:font-name="DejaVu Sans" fo:language="pl" fo:country="PL"/>
    </style:style>
    <style:style style:name="P7" style:family="paragraph" style:parent-style-name="Standard" style:list-style-name="L4">
      <style:paragraph-properties fo:text-align="justify" style:justify-single-word="false"/>
      <style:text-properties style:font-name="DejaVu Sans" fo:language="pl" fo:country="PL"/>
    </style:style>
    <style:style style:name="P8" style:family="paragraph" style:parent-style-name="Standard" style:list-style-name="L4">
      <style:paragraph-properties fo:text-align="justify" style:justify-single-word="false"/>
      <style:text-properties style:font-name="DejaVu Sans" fo:language="pl" fo:country="PL" officeooo:paragraph-rsid="003011d1"/>
    </style:style>
    <style:style style:name="P9" style:family="paragraph" style:parent-style-name="Standard" style:list-style-name="L5">
      <style:paragraph-properties fo:text-align="justify" style:justify-single-word="false"/>
      <style:text-properties style:font-name="DejaVu Sans" fo:language="pl" fo:country="PL"/>
    </style:style>
    <style:style style:name="P10" style:family="paragraph" style:parent-style-name="Standard" style:list-style-name="L6">
      <style:paragraph-properties fo:text-align="justify" style:justify-single-word="false"/>
      <style:text-properties style:font-name="DejaVu Sans" fo:language="pl" fo:country="PL"/>
    </style:style>
    <style:style style:name="P11" style:family="paragraph" style:parent-style-name="Standard" style:list-style-name="L6">
      <style:paragraph-properties fo:text-align="justify" style:justify-single-word="false"/>
      <style:text-properties style:font-name="DejaVu Sans" fo:language="pl" fo:country="PL" officeooo:paragraph-rsid="003011d1"/>
    </style:style>
    <style:style style:name="P12" style:family="paragraph" style:parent-style-name="Standard" style:list-style-name="L6">
      <style:paragraph-properties fo:text-align="justify" style:justify-single-word="false"/>
      <style:text-properties style:font-name="DejaVu Sans" fo:language="pl" fo:country="PL" officeooo:paragraph-rsid="00383436"/>
    </style:style>
    <style:style style:name="P13" style:family="paragraph" style:parent-style-name="Standard" style:list-style-name="L7">
      <style:paragraph-properties fo:text-align="justify" style:justify-single-word="false"/>
      <style:text-properties style:font-name="DejaVu Sans" fo:language="pl" fo:country="PL"/>
    </style:style>
    <style:style style:name="P14" style:family="paragraph" style:parent-style-name="Standard" style:list-style-name="L8">
      <style:paragraph-properties fo:text-align="justify" style:justify-single-word="false"/>
      <style:text-properties style:font-name="DejaVu Sans" fo:language="pl" fo:country="PL"/>
    </style:style>
    <style:style style:name="P15" style:family="paragraph" style:parent-style-name="Standard" style:list-style-name="L9">
      <style:paragraph-properties fo:text-align="justify" style:justify-single-word="false"/>
      <style:text-properties style:font-name="DejaVu Sans" fo:language="pl" fo:country="PL"/>
    </style:style>
    <style:style style:name="P16" style:family="paragraph" style:parent-style-name="Standard" style:list-style-name="L9">
      <style:paragraph-properties fo:text-align="justify" style:justify-single-word="false"/>
      <style:text-properties style:font-name="DejaVu Sans" fo:language="pl" fo:country="PL" officeooo:paragraph-rsid="0031c207"/>
    </style:style>
    <style:style style:name="P17" style:family="paragraph" style:parent-style-name="Standard" style:list-style-name="L10">
      <style:paragraph-properties fo:text-align="justify" style:justify-single-word="false"/>
      <style:text-properties style:font-name="DejaVu Sans" fo:language="pl" fo:country="PL"/>
    </style:style>
    <style:style style:name="P18" style:family="paragraph" style:parent-style-name="Standard" style:list-style-name="L10">
      <style:paragraph-properties fo:text-align="justify" style:justify-single-word="false"/>
      <style:text-properties style:font-name="DejaVu Sans" fo:language="pl" fo:country="PL" officeooo:paragraph-rsid="0031c207"/>
    </style:style>
    <style:style style:name="P19" style:family="paragraph" style:parent-style-name="Standard">
      <style:paragraph-properties fo:text-align="justify" style:justify-single-word="false"/>
      <style:text-properties style:font-name="DejaVu Sans" fo:language="pl" fo:country="PL" officeooo:paragraph-rsid="00291a0d"/>
    </style:style>
    <style:style style:name="P20" style:family="paragraph" style:parent-style-name="Standard">
      <style:paragraph-properties fo:text-align="justify" style:justify-single-word="false"/>
      <style:text-properties style:font-name="DejaVu Sans" fo:language="pl" fo:country="PL" officeooo:paragraph-rsid="002eabaa"/>
    </style:style>
    <style:style style:name="P21" style:family="paragraph" style:parent-style-name="Standard">
      <style:paragraph-properties fo:text-align="justify" style:justify-single-word="false"/>
      <style:text-properties style:font-name="DejaVu Sans" fo:language="pl" fo:country="PL" fo:font-weight="bold" style:font-weight-asian="bold" style:font-weight-complex="bold"/>
    </style:style>
    <style:style style:name="P22" style:family="paragraph" style:parent-style-name="Standard">
      <style:paragraph-properties fo:text-align="justify" style:justify-single-word="false"/>
      <style:text-properties style:font-name="DejaVu Sans" fo:language="pl" fo:country="PL" fo:font-weight="bold" officeooo:paragraph-rsid="001fa878" style:font-weight-asian="bold" style:font-weight-complex="bold"/>
    </style:style>
    <style:style style:name="P23" style:family="paragraph" style:parent-style-name="Standard">
      <style:paragraph-properties fo:text-align="justify" style:justify-single-word="false"/>
      <style:text-properties style:font-name="DejaVu Sans" fo:language="pl" fo:country="PL" fo:font-weight="bold" officeooo:paragraph-rsid="002355f9" style:font-weight-asian="bold" style:font-weight-complex="bold"/>
    </style:style>
    <style:style style:name="P24" style:family="paragraph" style:parent-style-name="Standard">
      <style:paragraph-properties fo:text-align="justify" style:justify-single-word="false"/>
      <style:text-properties style:font-name="DejaVu Sans" fo:language="pl" fo:country="PL" fo:font-style="italic" style:font-style-asian="italic" style:font-style-complex="italic"/>
    </style:style>
    <style:style style:name="P25" style:family="paragraph" style:parent-style-name="Standard">
      <style:paragraph-properties fo:text-align="justify" style:justify-single-word="false"/>
      <style:text-properties style:font-name="DejaVu Sans" fo:language="pl" fo:country="PL" fo:font-style="italic" fo:font-weight="normal" officeooo:paragraph-rsid="002355f9"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style:font-name="DejaVu Sans" fo:language="pl" fo:country="PL" fo:font-style="normal" style:font-style-asian="normal" style:font-style-complex="normal"/>
    </style:style>
    <style:style style:name="P27" style:family="paragraph" style:parent-style-name="Standard">
      <style:paragraph-properties fo:text-align="justify" style:justify-single-word="false"/>
      <style:text-properties style:font-name="DejaVu Sans" fo:language="pl" fo:country="PL" fo:font-style="normal" officeooo:paragraph-rsid="0023fe3f" style:font-style-asian="normal" style:font-style-complex="normal"/>
    </style:style>
    <style:style style:name="P28" style:family="paragraph" style:parent-style-name="Standard" style:list-style-name="L11">
      <style:paragraph-properties fo:text-align="justify" style:justify-single-word="false"/>
      <style:text-properties style:font-name="DejaVu Sans" fo:language="pl" fo:country="PL" fo:font-style="normal" style:font-style-asian="normal" style:font-style-complex="normal"/>
    </style:style>
    <style:style style:name="P29" style:family="paragraph" style:parent-style-name="Standard" style:list-style-name="L12">
      <style:paragraph-properties fo:text-align="justify" style:justify-single-word="false"/>
      <style:text-properties style:font-name="DejaVu Sans" fo:language="pl" fo:country="PL" fo:font-style="normal" style:font-style-asian="normal" style:font-style-complex="normal"/>
    </style:style>
    <style:style style:name="P30" style:family="paragraph" style:parent-style-name="Standard">
      <style:paragraph-properties fo:text-align="justify" style:justify-single-word="false"/>
      <style:text-properties style:font-name="DejaVu Sans" fo:language="pl" fo:country="PL" fo:font-style="normal" fo:font-weight="bold"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style:font-name="DejaVu Sans" fo:language="pl" fo:country="PL" fo:font-style="normal" fo:font-weight="bold" officeooo:rsid="0023a37e" officeooo:paragraph-rsid="0023a37e" style:font-style-asian="normal" style:font-weight-asian="bold" style:font-style-complex="normal" style:font-weight-complex="bold"/>
    </style:style>
    <style:style style:name="P32" style:family="paragraph" style:parent-style-name="Title">
      <style:paragraph-properties fo:text-align="justify" style:justify-single-word="false"/>
      <style:text-properties fo:language="pl" fo:country="PL"/>
    </style:style>
    <style:style style:name="P33" style:family="paragraph" style:parent-style-name="Heading_20_1">
      <style:paragraph-properties fo:text-align="justify" style:justify-single-word="false"/>
      <style:text-properties fo:language="pl" fo:country="PL"/>
    </style:style>
    <style:style style:name="P34" style:family="paragraph" style:parent-style-name="Heading_20_1">
      <style:paragraph-properties fo:text-align="justify" style:justify-single-word="false"/>
      <style:text-properties fo:language="pl" fo:country="PL" officeooo:rsid="00274aac" officeooo:paragraph-rsid="00274aac"/>
    </style:style>
    <style:style style:name="P35" style:family="paragraph" style:parent-style-name="Heading_20_1">
      <style:paragraph-properties fo:text-align="justify" style:justify-single-word="false"/>
      <style:text-properties fo:language="pl" fo:country="PL" officeooo:rsid="00291a0d" officeooo:paragraph-rsid="00291a0d"/>
    </style:style>
    <style:style style:name="P36" style:family="paragraph" style:parent-style-name="Heading_20_1">
      <style:paragraph-properties fo:text-align="justify" style:justify-single-word="false"/>
      <style:text-properties fo:language="pl" fo:country="PL" officeooo:rsid="002c8c0d" officeooo:paragraph-rsid="002c8c0d"/>
    </style:style>
    <style:style style:name="P37" style:family="paragraph" style:parent-style-name="Subtitle">
      <style:paragraph-properties fo:text-align="justify" style:justify-single-word="false"/>
      <style:text-properties fo:language="pl" fo:country="PL"/>
    </style:style>
    <style:style style:name="P38" style:family="paragraph" style:parent-style-name="Heading_20_2">
      <style:paragraph-properties fo:text-align="justify" style:justify-single-word="false"/>
      <style:text-properties fo:language="pl" fo:country="PL"/>
    </style:style>
    <style:style style:name="P39" style:family="paragraph" style:parent-style-name="Heading_20_2">
      <style:paragraph-properties fo:text-align="justify" style:justify-single-word="false"/>
      <style:text-properties fo:language="pl" fo:country="PL" officeooo:paragraph-rsid="001fa878"/>
    </style:style>
    <style:style style:name="P40" style:family="paragraph" style:parent-style-name="Heading_20_2">
      <style:paragraph-properties fo:text-align="justify" style:justify-single-word="false"/>
      <style:text-properties fo:language="pl" fo:country="PL" officeooo:paragraph-rsid="00208edb"/>
    </style:style>
    <style:style style:name="P41" style:family="paragraph" style:parent-style-name="Heading_20_2">
      <style:paragraph-properties fo:text-align="justify" style:justify-single-word="false"/>
      <style:text-properties fo:language="pl" fo:country="PL" officeooo:paragraph-rsid="0023d05a"/>
    </style:style>
    <style:style style:name="P42" style:family="paragraph" style:parent-style-name="Heading_20_3">
      <style:paragraph-properties fo:text-align="justify" style:justify-single-word="false"/>
      <style:text-properties fo:language="pl" fo:country="PL"/>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officeooo:rsid="002355f9"/>
    </style:style>
    <style:style style:name="T5" style:family="text">
      <style:text-properties officeooo:rsid="0023a37e"/>
    </style:style>
    <style:style style:name="T6" style:family="text">
      <style:text-properties fo:language="pl" fo:country="PL"/>
    </style:style>
    <style:style style:name="T7" style:family="text">
      <style:text-properties fo:language="pl" fo:country="PL" fo:font-style="italic" fo:font-weight="normal" style:font-style-asian="italic" style:font-weight-asian="normal" style:font-style-complex="italic" style:font-weight-complex="normal"/>
    </style:style>
    <style:style style:name="T8" style:family="text">
      <style:text-properties fo:language="pl" fo:country="PL" fo:font-style="italic" style:font-style-asian="italic" style:font-style-complex="italic"/>
    </style:style>
    <style:style style:name="T9" style:family="text">
      <style:text-properties officeooo:rsid="00274aac"/>
    </style:style>
    <style:style style:name="T10" style:family="text">
      <style:text-properties officeooo:rsid="00291a0d"/>
    </style:style>
    <style:style style:name="T11" style:family="text">
      <style:text-properties officeooo:rsid="0029df09"/>
    </style:style>
    <style:style style:name="T12" style:family="text">
      <style:text-properties officeooo:rsid="002b1886"/>
    </style:style>
    <style:style style:name="T13" style:family="text">
      <style:text-properties officeooo:rsid="002c8c0d"/>
    </style:style>
    <style:style style:name="T14" style:family="text">
      <style:text-properties officeooo:rsid="002d5018"/>
    </style:style>
    <style:style style:name="T15" style:family="text">
      <style:text-properties officeooo:rsid="002eabaa"/>
    </style:style>
    <style:style style:name="T16" style:family="text">
      <style:text-properties officeooo:rsid="003011d1"/>
    </style:style>
    <style:style style:name="T17" style:family="text">
      <style:text-properties officeooo:rsid="00337ac8"/>
    </style:style>
    <style:style style:name="T18" style:family="text">
      <style:text-properties officeooo:rsid="0034e646"/>
    </style:style>
    <style:style style:name="T19" style:family="text">
      <style:text-properties officeooo:rsid="003508ed"/>
    </style:style>
    <style:style style:name="T20" style:family="text">
      <style:text-properties officeooo:rsid="00358ffe"/>
    </style:style>
    <style:style style:name="T21" style:family="text">
      <style:text-properties officeooo:rsid="0037819c"/>
    </style:style>
    <style:style style:name="T22" style:family="text">
      <style:text-properties officeooo:rsid="003834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Michał Bultrowicz</text:p>
      <text:p text:style-name="P37">Curriculum Vitae</text:p>
      <text:p text:style-name="P3"/>
      <text:h text:style-name="P34" text:outline-level="1">Kontakt</text:h>
      <text:p text:style-name="P3">michal.bultrowicz@gmail.com</text:p>
      <text:p text:style-name="P3">(+48) 790 467 660</text:p>
      <text:p text:style-name="P2"><text:a xlink:type="simple" xlink:href="https://bultrowicz.com/" text:style-name="Internet_20_link" text:visited-style-name="Visited_20_Internet_20_Link"><text:span text:style-name="T6">https://bultrowicz.com/</text:span></text:a></text:p>
      <text:p text:style-name="P2"><text:a xlink:type="simple" xlink:href="https://github.com/butla" text:style-name="Internet_20_link" text:visited-style-name="Visited_20_Internet_20_Link"><text:span text:style-name="T6">https://github.com/butla</text:span></text:a></text:p>
      <text:h text:style-name="P34" text:outline-level="1">Podsumowanie</text:h>
      <text:p text:style-name="P3"><text:span text:style-name="T9">Jestem programistą z nastawionym na ciągły rozwój i zainteresowanym wewnętrznymi mechanizmami technologii</text:span>.</text:p>
      <text:p text:style-name="P3"><text:span text:style-name="T9">Kocham Pythona, Linuxa i tworzenie solidnych systemów rozproszonych</text:span>.</text:p>
      <text:p text:style-name="P3"><text:span text:style-name="T9">Mocno wierzę w ciągłe testowanie (continuous testing) oraz wprowadzanie zmian stopniowo.</text:span></text:p>
      <text:p text:style-name="P3"/>
      <text:p text:style-name="P3"><text:span text:style-name="T9">Potrafię projektować, implementować oraz konsultować tworzenie rozwiązań informatycznych, w szczególności</text:span>:</text:p>
      <text:list xml:id="list1768040578" text:style-name="L1">
        <text:list-item>
          <text:p text:style-name="P4"><text:span text:style-name="T9">automatyzacje i pomiary procesów biznesowych</text:span> („dashboard<text:span text:style-name="T9">y”</text:span>, <text:span text:style-name="T9">statystyki</text:span>, <text:span text:style-name="T9">alarmy</text:span>)</text:p>
        </text:list-item>
        <text:list-item>
          <text:p text:style-name="P4">„data pipelines”</text:p>
        </text:list-item>
        <text:list-item>
          <text:p text:style-name="P4"><text:span text:style-name="T9">wysoce dostępne (</text:span>highly available<text:span text:style-name="T9">) aplikacje sieciowe</text:span></text:p>
        </text:list-item>
        <text:list-item>
          <text:p text:style-name="P4"><text:span text:style-name="T10">zautomatyzowane testy </text:span>(back-end<text:span text:style-name="T10">owe</text:span>, front-end<text:span text:style-name="T10">owe</text:span>, <text:span text:style-name="T10">obciążeniowe</text:span>, chaos)</text:p>
        </text:list-item>
        <text:list-item>
          <text:p text:style-name="P4"><text:span text:style-name="T10">oprogramowanie oparte o </text:span>Python<text:span text:style-name="T10">a</text:span></text:p>
        </text:list-item>
      </text:list>
      <text:p text:style-name="P3"/>
      <text:p text:style-name="P19"><text:span text:style-name="T10">Mogę także przeszkolić Państwa kadrę IT w utrzymywaniu i dalszym rozwoju systemów które tworzę, abyście nie byli ode mnie zależni na zawsze.</text:span></text:p>
      <text:h text:style-name="P35" text:outline-level="1">Umiejętności komputerowe</text:h>
      <text:list xml:id="list411164462" text:style-name="L2">
        <text:list-item>
          <text:p text:style-name="P5"><text:span text:style-name="T10">ekspert w programowaniu w Pythonie</text:span></text:p>
        </text:list-item>
        <text:list-item>
          <text:p text:style-name="P5"><text:span text:style-name="T10">drugorzędne języki programowania</text:span>: Bash, Java, C++, JavaScript, C#</text:p>
        </text:list-item>
        <text:list-item>
          <text:p text:style-name="P5"><text:span text:style-name="T10">pisanie zrozumiałego i testowalnego kodu</text:span></text:p>
        </text:list-item>
        <text:list-item>
          <text:p text:style-name="P5"><text:span text:style-name="T10">tworzenie aplikacji sieciowych z użyciem frameworków</text:span> AioHTTP, Falcon, Flask, <text:span text:style-name="T10">oraz </text:span>Django</text:p>
        </text:list-item>
        <text:list-item>
          <text:p text:style-name="P5"><text:span text:style-name="T10">zaawansowane testowanie aplikacji sieciowych </text:span>(<text:span text:style-name="T10">z mikroserwisami włącznie</text:span>)</text:p>
        </text:list-item>
        <text:list-item>
          <text:p text:style-name="P5"><text:span text:style-name="T10">zapewnianie wysokiej dostępności </text:span>(HA)</text:p>
        </text:list-item>
        <text:list-item>
          <text:p text:style-name="P5"><text:span text:style-name="T10">dobra wiedza na temat optymalizacji </text:span>SQL <text:span text:style-name="T10">dla</text:span> PostgreSQL (<text:span text:style-name="T10">i skalowanie go z użyciem </text:span>CitusDB)</text:p>
        </text:list-item>
        <text:list-item>
          <text:p text:style-name="P5"><text:span text:style-name="T10">praca z różnymi magazynami danych</text:span>: Redis, Kafka (<text:span text:style-name="T10">oraz </text:span>AWS Kinesis), ElasticSearch, S3/MinIO, Amazon Redshift</text:p>
        </text:list-item>
        <text:list-item>
          <text:p text:style-name="P5"><text:span text:style-name="T10">używanie kontenerów dla „</text:span>deployment<text:span text:style-name="T10">ów</text:span>” <text:span text:style-name="T10">oraz testowania </text:span>(Docker, Kubernetes, Helm)</text:p>
        </text:list-item>
        <text:list-item>
          <text:p text:style-name="P5"><text:soft-page-break/><text:span text:style-name="T11">implementacja bezpieczeństwa w sieci </text:span>(X.509, mTLS, JWT, OAuth2)</text:p>
        </text:list-item>
        <text:list-item>
          <text:p text:style-name="P5"><text:span text:style-name="T11">zautomatyzowanie zarządzanie infrastrukturą z użyciem</text:span> Terraform<text:span text:style-name="T11">a i</text:span> Ansibl<text:span text:style-name="T11">a</text:span></text:p>
        </text:list-item>
        <text:list-item>
          <text:p text:style-name="P5"><text:span text:style-name="T11">inżynieria danych </text:span>(<text:span text:style-name="T11">budowanie „</text:span>data pipelines” <text:span text:style-name="T11">oraz systemów </text:span>ETL)</text:p>
        </text:list-item>
        <text:list-item>
          <text:p text:style-name="P5"><text:span text:style-name="T12">praca z chmurami AWS, GCP i DigitalOcean</text:span></text:p>
        </text:list-item>
        <text:list-item>
          <text:p text:style-name="P5"><text:span text:style-name="T12">implementacja</text:span> „Continuous Delivery” <text:span text:style-name="T12">z pomocą </text:span>Gitlab CD (Jenkins<text:span text:style-name="T12">em w przeszłości</text:span>)</text:p>
        </text:list-item>
        <text:list-item>
          <text:p text:style-name="P5"><text:span text:style-name="T12">trochę doświadczenia w budowanie </text:span>front-end<text:span text:style-name="T12">ów z użyciem</text:span> ReactJS</text:p>
        </text:list-item>
        <text:list-item>
          <text:p text:style-name="P5"><text:span text:style-name="T12">płynność w używaniu</text:span> GIT<text:span text:style-name="T12">a</text:span></text:p>
        </text:list-item>
        <text:list-item>
          <text:p text:style-name="P5"><text:span text:style-name="T12">zdolny pracować jedynie w terminalu, bez środowiska graficznego</text:span></text:p>
        </text:list-item>
      </text:list>
      <text:h text:style-name="P36" text:outline-level="1">Umiejętności „miękkie”</text:h>
      <text:list xml:id="list3805178827" text:style-name="L3">
        <text:list-item>
          <text:p text:style-name="P6"><text:span text:style-name="T13">koordynowanie pracy w zespole </text:span>Scrum<text:span text:style-name="T13">owym</text:span> <text:span text:style-name="T13">lub </text:span>Kanban<text:span text:style-name="T13">owym</text:span></text:p>
        </text:list-item>
        <text:list-item>
          <text:p text:style-name="P6"><text:span text:style-name="T13">uczenie programowistów przy pomocy dokładnych przeglądów kodu (code review)</text:span></text:p>
        </text:list-item>
        <text:list-item>
          <text:p text:style-name="P6"><text:span text:style-name="T13">wiedza na temat zagadnień licencji oprogramowania i ich zgodności</text:span></text:p>
        </text:list-item>
        <text:list-item>
          <text:p text:style-name="P6"><text:span text:style-name="T13">analiza napięć między zespołami w projekcie </text:span>(<text:span text:style-name="T13">czy zachęty są odpowiednio ustawione?</text:span>)</text:p>
        </text:list-item>
      </text:list>
      <text:p text:style-name="P3"/>
      <text:h text:style-name="P36" text:outline-level="1">Doświadczenie</text:h>
      <text:h text:style-name="P39" text:outline-level="2">2018.<text:span text:style-name="T1">11</text:span> – 2021.<text:span text:style-name="T1">01 </text:span></text:h>
      <text:p text:style-name="P22">Senior DevOps Engineer <text:span text:style-name="T13">w</text:span> British Telecom (BT)</text:p>
      <text:p text:style-name="P24"><text:span text:style-name="T13">Zdalnie</text:span>, <text:span text:style-name="T13">ze sporadycznymi spotkaniami w </text:span>Lond<text:span text:style-name="T13">ynie</text:span>, Ipswich <text:span text:style-name="T13">i</text:span> Brentwood</text:p>
      <text:p text:style-name="P3"/>
      <text:p text:style-name="P3"><text:span text:style-name="T14">Pracowałem w zespole zewnętrznych kontraktorów. Naszym zadaniem było stworzenie aplikacji sieciowej służącej do projektowania intrastruktury telekomunikacyjnej oraz do</text:span> <text:span text:style-name="T14">wstępnej konfiguracji routerów Juniper i Cisco.</text:span> <text:span text:style-name="T14">Żeby to osiągnąć musięliśmy intensywnie współpracować z inżynierami BT z różnych zespołów, zbierając informacje o aktualnych procesach firmy i pomagając projektować zamówione rozwiązanie, które miało się wpasować w większy projekt</text:span>.</text:p>
      <text:p text:style-name="P3"/>
      <text:p text:style-name="P3"><text:span text:style-name="T15">Mieliśmy być programistami uniwersalnymi, piszącymi kod, przygotowującymi jego „deploymenty” i działającymi ze sprzętem</text:span>. <text:span text:style-name="T15">Nie mieliśmy tradycyjnego szefa zespołu, co było interesującym ćwiczeniem w samoorganizacji</text:span>. <text:span text:style-name="T15">Mój zespół składał się z </text:span>4 <text:span text:style-name="T15">do</text:span> 8 <text:span text:style-name="T15">osób </text:span>(<text:span text:style-name="T15">rósł</text:span>), <text:span text:style-name="T15">a cały projekt liczył około 80 ludzi</text:span>.</text:p>
      <text:p text:style-name="P3"/>
      <text:p text:style-name="P20"><text:span text:style-name="T15">Ten projekt był także próbą przejścia na zwinne metodyki wytwarzania dla organizacji. Nasz zespół kontraktorów temu przewodził.</text:span></text:p>
      <text:p text:style-name="P3"/>
      <text:p text:style-name="P3"><text:span text:style-name="T15">Ważniejsze wykorzystane technologie</text:span>:</text:p>
      <text:p text:style-name="P3"/>
      <text:list xml:id="list3765612522" text:style-name="L4">
        <text:list-item>
          <text:p text:style-name="P7">Django <text:span text:style-name="T15">i</text:span> Django REST Framework – <text:span text:style-name="T15">większość naszego back-endu i front-endu</text:span></text:p>
        </text:list-item>
        <text:list-item>
          <text:p text:style-name="P7">PostgreSQL – <text:span text:style-name="T15">nasza główna baza danych</text:span></text:p>
        </text:list-item>
        <text:list-item>
          <text:p text:style-name="P8">Kubernetes <text:span text:style-name="T15">i</text:span> Helm – „<text:span text:style-name="T15">deploymenty”</text:span></text:p>
        </text:list-item>
        <text:list-item>
          <text:p text:style-name="P8">Nginx – „reverse proxy”</text:p>
        </text:list-item>
        <text:list-item>
          <text:p text:style-name="P7"><text:soft-page-break/>Docker Compose – <text:span text:style-name="T15">uruchamianie lokalnej instancji aplikacji z jej zależnościami, do rozwijania kodu</text:span></text:p>
        </text:list-item>
        <text:list-item>
          <text:p text:style-name="P7">Minio – <text:span text:style-name="T16">serwowanie statycznych plików i mediów naszej aplikacji</text:span></text:p>
        </text:list-item>
        <text:list-item>
          <text:p text:style-name="P8">Celery – <text:span text:style-name="T17">asynchronicznie uruchamiane grafy zadań </text:span>(<text:span text:style-name="T17">wykorzystujące funkcjonalność </text:span>"canvas")</text:p>
        </text:list-item>
        <text:list-item>
          <text:p text:style-name="P8">ReactJS – <text:span text:style-name="T17">kilka bardziej dynamicznych stron </text:span>front-end<text:span text:style-name="T17">u</text:span></text:p>
        </text:list-item>
        <text:list-item>
          <text:p text:style-name="P8">Faust – <text:span text:style-name="T17">czytanie strumieni wydarzeń z innych systemów z Kafki</text:span></text:p>
        </text:list-item>
        <text:list-item>
          <text:p text:style-name="P8">Redis – <text:span text:style-name="T17">cache’owanie</text:span>, <text:span text:style-name="T17">broker </text:span>Celery</text:p>
        </text:list-item>
        <text:list-item>
          <text:p text:style-name="P8">Sentry – <text:span text:style-name="T17">śledzenie błędów</text:span></text:p>
        </text:list-item>
        <text:list-item>
          <text:p text:style-name="P8">Prometheus – <text:span text:style-name="T17">metryki</text:span></text:p>
        </text:list-item>
        <text:list-item>
          <text:p text:style-name="P8">Junos PyEZ – <text:span text:style-name="T18">zarządzanie routerami </text:span>Juniper</text:p>
        </text:list-item>
        <text:list-item>
          <text:p text:style-name="P8">netmiko – <text:span text:style-name="T18">zarządzanie routerami </text:span>Cisco</text:p>
        </text:list-item>
        <text:list-item>
          <text:p text:style-name="P8">GitLab – <text:span text:style-name="T18">repozytorium kodu</text:span> / <text:span text:style-name="T18">system „</text:span>continuous delivery”</text:p>
        </text:list-item>
        <text:list-item>
          <text:p text:style-name="P8">Factory Boy – <text:span text:style-name="T18">łatwe tworzenie objektów </text:span>ORM <text:span text:style-name="T18">dla testów</text:span></text:p>
        </text:list-item>
        <text:list-item>
          <text:p text:style-name="P8">„terminal servers” – <text:span text:style-name="T18">logowanie się przez SSH i uzyskiwanie terminala po porcie szeregowym do routerów</text:span></text:p>
        </text:list-item>
      </text:list>
      <text:p text:style-name="P3"/>
      <text:p text:style-name="P3"><text:span text:style-name="T18">Moje nisze w zespole</text:span>:</text:p>
      <text:p text:style-name="P3"/>
      <text:list xml:id="list1992799981" text:style-name="L5">
        <text:list-item>
          <text:p text:style-name="P9"><text:span text:style-name="T18">projektowanie kodu i infrastruktury pod nowe funkcjonalności</text:span></text:p>
        </text:list-item>
        <text:list-item>
          <text:p text:style-name="P9"><text:span text:style-name="T18">ustawianie automatycznych testów i przyspieszanie ich</text:span></text:p>
        </text:list-item>
        <text:list-item>
          <text:p text:style-name="P9">„refactoring” <text:span text:style-name="T18">kodu pod testowalność</text:span></text:p>
        </text:list-item>
        <text:list-item>
          <text:p text:style-name="P9"><text:span text:style-name="T18">dokładne przeglądy kodu (code review)</text:span></text:p>
        </text:list-item>
        <text:list-item>
          <text:p text:style-name="P9"><text:span text:style-name="T18">uczenie innych członków zespołu zaawansowanego Pythona oraz testowalnego designu</text:span></text:p>
        </text:list-item>
        <text:list-item>
          <text:p text:style-name="P9"><text:span text:style-name="T19">działanie na rzecz wybierania prostych i sprawdzonych open-source’owych rozwiązań które mogliśmy kontrolować nad cięższe rozwiązania typu „enterprise”, co do których zespół nie miał tyle ekspertyzy</text:span></text:p>
        </text:list-item>
        <text:list-item>
          <text:p text:style-name="P9"><text:span text:style-name="T19">dbanie o „</text:span>deployment<text:span text:style-name="T19">y” i infrastrukturę</text:span> <text:span text:style-name="T19">(razem z jednym innym członkiem zespołu)</text:span></text:p>
          <text:p text:style-name="P9"/>
        </text:list-item>
      </text:list>
      <text:p text:style-name="P3"><text:span text:style-name="T19">Przykłady rozwiązań, które wprowadziłem do zespołu</text:span>:</text:p>
      <text:p text:style-name="P3"/>
      <text:list xml:id="list4253730663" text:style-name="L6">
        <text:list-item>
          <text:p text:style-name="P10"><text:span text:style-name="T20">instancje </text:span>Faust<text:span text:style-name="T20">a</text:span> <text:span text:style-name="T20">do przetwarzania strumieni wydarzeń z Kafki; były one w stanie pisać do naszej bazy danych dzięki owijaniu synchronicznego kodu ORM Django w „exekutory” asyncio</text:span></text:p>
        </text:list-item>
        <text:list-item>
          <text:p text:style-name="P10"><text:span text:style-name="T20">pliki Makefile automatyzujące lokalny dewelopment i testy</text:span>; <text:span text:style-name="T20">były także używane w GitLabie, dzięki czemu mieliśmy wysokie prawdopodobieństwo, że testy przechodzące lokalnie przejdą też w CI</text:span></text:p>
        </text:list-item>
        <text:list-item>
          <text:p text:style-name="P12"><text:span text:style-name="T20">umożliwieni</text:span>e <text:span text:style-name="T21">lokolnego dewelopmentu i testowania (nawet bez połączenia z siecią) przez zapewnienie, że Docker Compose będzie zawierać kopie lub mocki wszystkich serwisów wymaganych przez naszą aplikację</text:span></text:p>
        </text:list-item>
        <text:list-item>
          <text:p text:style-name="P11"><text:span text:style-name="T22">testowanie bez izolacji bazy danych </text:span>– <text:span text:style-name="T22">wchodziło w drogę tworzeniu wielu przydatnych i realistycznych scenariuszy testowych</text:span></text:p>
          <text:p text:style-name="P11"/>
        </text:list-item>
      </text:list>
      <text:p text:style-name="P3"/>
      <text:p text:style-name="P3"/>
      <text:h text:style-name="P40" text:outline-level="2"><text:soft-page-break/>2017.<text:span text:style-name="T2">05</text:span> – 2018.<text:span text:style-name="T2">09</text:span></text:h>
      <text:p text:style-name="P21">Python back-end developer at Iterio Data (https://iteriodata.com/)</text:p>
      <text:p text:style-name="P24">Remote</text:p>
      <text:p text:style-name="P3"/>
      <text:p text:style-name="P3">My main project was a data pipeline for advertisement campaign and site traffic analysis. I worked as the main developer and the de facto architect of the system. Later on I also took over the maintenance and design of our cloud infrastructure. Other than that I did some ETL, the occasional simple data analysis, and polished up some old automations.</text:p>
      <text:p text:style-name="P3"/>
      <text:p text:style-name="P3">An important thing I learned here is that with the right tools and the right engineers, a small team (4, in this case) can create a web application processing the data of tens of millions of people.</text:p>
      <text:p text:style-name="P3"/>
      <text:p text:style-name="P3">My duties included:</text:p>
      <text:p text:style-name="P3"/>
      <text:list xml:id="list4223300400" text:style-name="L7">
        <text:list-item>
          <text:p text:style-name="P13">creating back-end APIs with asynchronous Python (AioHTTP) and stuffing them in Docker containers</text:p>
        </text:list-item>
        <text:list-item>
          <text:p text:style-name="P13">designing our systems on AWS (ECS, Lambda, Kinesis, S3, CloudWatch)</text:p>
        </text:list-item>
        <text:list-item>
          <text:p text:style-name="P13">encoding our infrastructure and doing deployments with Terraform</text:p>
        </text:list-item>
        <text:list-item>
          <text:p text:style-name="P13">creating test strategies and tools for our cloud applications</text:p>
        </text:list-item>
        <text:list-item>
          <text:p text:style-name="P13">helping in the design of our CitusDB (distributed PostgreSQL) schema</text:p>
        </text:list-item>
        <text:list-item>
          <text:p text:style-name="P13">setting up logging (CloudWatch, Google Stackdriver), metrics, and alerts (Sentry, PagerDuty)</text:p>
        </text:list-item>
        <text:list-item>
          <text:p text:style-name="P13">working out our development practices (trunk-based development, zero down-time deployments, etc.)</text:p>
        </text:list-item>
        <text:list-item>
          <text:p text:style-name="P13">maintaining old scripts that used enterprise SOAP web services (introduced Zeep to make that easier)</text:p>
        </text:list-item>
      </text:list>
      <text:p text:style-name="P3"/>
      <text:p text:style-name="P3">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3"/>
      <text:p text:style-name="P3">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backups, etc.). So if anything went wrong, we'd be notified by our alerting system, and immediately implement fixes.</text:p>
      <text:p text:style-name="P3"/>
      <text:h text:style-name="P41" text:outline-level="2">2017.05 – 2017.10</text:h>
      <text:p text:style-name="P21">Ansible contractor at ScyllaDB (https://www.scylladb.com/)</text:p>
      <text:p text:style-name="P24"><text:soft-page-break/>Remote</text:p>
      <text:p text:style-name="P3"/>
      <text:p text:style-name="P3">I was contracted to develop Ansible scripts for installation of ScyllaDB database. I managed to create automation for single instance installation. Later I started working on scripts for set up of an entire cluster, but I didn't finish them. I was too overworked with this contract and Iterio, so I canceled this one.</text:p>
      <text:p text:style-name="P3"/>
      <text:p text:style-name="P3">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3"/>
      <text:p text:style-name="P3"/>
      <text:h text:style-name="P41" text:outline-level="2">2017.01 – 2017.06</text:h>
      <text:p text:style-name="P21">Software contractor at Techno Service SA (https://tspcb.pl/) / Siled (http://siled.pl/)</text:p>
      <text:p text:style-name="P24">Remote</text:p>
      <text:p text:style-name="P3"/>
      <text:p text:style-name="P3">The company had a multi-step manual process for creating solder joint quality reports from specialized machines. I was hired to automate the process.</text:p>
      <text:p text:style-name="P3"/>
      <text:p text:style-name="P3">The old process looked like this:</text:p>
      <text:p text:style-name="P3"/>
      <text:list xml:id="list1456928060" text:style-name="L8">
        <text:list-item>
          <text:p text:style-name="P14">a person goes to the machine with a pendrive</text:p>
        </text:list-item>
        <text:list-item>
          <text:p text:style-name="P14">they run a software tool on the machine to download a set of testing results</text:p>
        </text:list-item>
        <text:list-item>
          <text:p text:style-name="P14">they copy the data to their computer</text:p>
        </text:list-item>
        <text:list-item>
          <text:p text:style-name="P14">they run a script that transforms the data into an Excel spreadsheet</text:p>
        </text:list-item>
        <text:list-item>
          <text:p text:style-name="P14">they send that spreadsheet to a person preparing a final report</text:p>
        </text:list-item>
        <text:list-item>
          <text:p text:style-name="P14">that last person manually copies fields from the sent spreadsheet into the final report</text:p>
        </text:list-item>
      </text:list>
      <text:p text:style-name="P3"/>
      <text:p text:style-name="P3">I created a desktop application through which you could specify batches of PCBs you were interested in, fill out some info, and immediately get the final report spreadsheet. That's was possible because the PCB testing machine was connected to the network, and was running an MS SQL Server instance with all the data.</text:p>
      <text:p text:style-name="P3"/>
      <text:p text:style-name="P3">Technologies used:</text:p>
      <text:p text:style-name="P3"/>
      <text:list xml:id="list939450689" text:style-name="L9">
        <text:list-item>
          <text:p text:style-name="P15">Python 3.6</text:p>
        </text:list-item>
        <text:list-item>
          <text:p text:style-name="P15">Tkinter, chosen because the GUI was very minimal and the application had to be very easy to install on Windows</text:p>
        </text:list-item>
        <text:list-item>
          <text:p text:style-name="P15">openpyxl for reading and writing Excel files</text:p>
        </text:list-item>
        <text:list-item>
          <text:p text:style-name="P15">PyAutoGUI for testing the GUI</text:p>
        </text:list-item>
        <text:list-item>
          <text:p text:style-name="P16">VirtualBox running Windows XP and Microsoft SQL Server 2005 – used that to test data extraction from the PCB testing machine (it was running that version of SQL Server)</text:p>
        </text:list-item>
      </text:list>
      <text:h text:style-name="P41" text:outline-level="2"><text:soft-page-break/>2014.03 – 2016.04</text:h>
      <text:p text:style-name="P21">Software Applications Developer at Intel Technology Poland</text:p>
      <text:p text:style-name="P24">Gdańsk</text:p>
      <text:p text:style-name="P3"/>
      <text:p text:style-name="P3">Examples of assignments on this position, from the latest:</text:p>
      <text:p text:style-name="P3"/>
      <text:h text:style-name="P42" text:outline-level="3">Leading a development team</text:h>
      <text:p text:style-name="P3">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 I was responsible for planning, estimating and coordinating work, also teaching and mentoring of other team members.</text:p>
      <text:p text:style-name="P3">Furthermore I:</text:p>
      <text:p text:style-name="P3"/>
      <text:list xml:id="list4149471867" text:style-name="L10">
        <text:list-item>
          <text:p text:style-name="P17">acted as Python expert for all project teams</text:p>
        </text:list-item>
        <text:list-item>
          <text:p text:style-name="P18">created <text:span text:style-name="T3">mountepy</text:span> – a Python library to aid isolated microservice tests and increase our code quality</text:p>
        </text:list-item>
        <text:list-item>
          <text:p text:style-name="P17">influenced development procedures for all teams</text:p>
        </text:list-item>
        <text:list-item>
          <text:p text:style-name="P17">enforced software legal compliance and communicated with lawyers</text:p>
        </text:list-item>
      </text:list>
      <text:p text:style-name="P3"/>
      <text:h text:style-name="P42" text:outline-level="3">Back-end microservices' development for TAP</text:h>
      <text:p text:style-name="P3">I developed a few Spring Boot (Java) microservices and created one in Python. It was a data set indexing and search service backed by ElasticSearch. We used Cloud Foundry PaaS as a base for our applications. Sometimes there was a need to fiddle with virtual machines on which Cloud Foundry cluster was based on.</text:p>
      <text:p text:style-name="P3"/>
      <text:h text:style-name="P42" text:outline-level="3">Maintenance of a secure back-end for remote firmware updates (Intel Upgrade Service)</text:h>
      <text:p text:style-name="P3">We had a quite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3"/>
      <text:p text:style-name="P3">I also needed to run tests that touched everything from firmware on a client machine, through its drivers and application level software up to multi-tier back-end services and ending at server HSMs (Hardware Security Modules).</text:p>
      <text:p text:style-name="P3"/>
      <text:h text:style-name="P42" text:outline-level="3">Implementing hardware-backed secure tunnels for certificate exchange</text:h>
      <text:p text:style-name="P3">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3"><text:soft-page-break/></text:p>
      <text:h text:style-name="P42" text:outline-level="3">Researching using SIM cards as secure elements (SE)</text:h>
      <text:p text:style-name="P3">Did that alone as my first task on the team. Had to look into JavaMicro edition and smart cards.</text:p>
      <text:p text:style-name="P3"/>
      <text:p text:style-name="P3">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3"/>
      <text:h text:style-name="P38" text:outline-level="2"/>
      <text:h text:style-name="P41" text:outline-level="2">2011.05 – 2014.02</text:h>
      <text:p text:style-name="P21">Test Engineer Intern at Intel Technology Poland</text:p>
      <text:p text:style-name="P24">Gdańsk</text:p>
      <text:p text:style-name="P3"/>
      <text:p text:style-name="P3">I maintained and developed a heterogeneous (Windows, Linux, Android) distributed framework for automated software, firmware and hardware testing. I've coded mainly in C# and Java (SE and Android versions), but I've helped myself with Python scripting.</text:p>
      <text:p text:style-name="P3"/>
      <text:p text:style-name="P3">My main focus was designing and implementing a versatile RPC-style communication between applications on different platforms (used WCF on Windows, JAX-WS on Linux, and my own protocol for Android). There was a tight collaboration with our client - the validation teams.</text:p>
      <text:p text:style-name="P3"/>
      <text:p text:style-name="P3">Solving some problems required knowledge of obscure inner workings of .NET, Java and Windows system (e.g. discrepancies in implementations of TCP sockets on both programming platforms).</text:p>
      <text:p text:style-name="P3"/>
      <text:h text:style-name="P33" text:outline-level="1">Noteable conference talks</text:h>
      <text:h text:style-name="P38" text:outline-level="2">TDD of Python microservices</text:h>
      <text:p text:style-name="P1"><text:span text:style-name="T7">EuroPython 2016 talk.</text:span><text:span text:style-name="T6"> </text:span><text:a xlink:type="simple" xlink:href="https://youtu.be/d-ka10jngQQ" text:style-name="Internet_20_link" text:visited-style-name="Visited_20_Internet_20_Link"><text:span text:style-name="T6">https://youtu.be/d-ka10jngQQ</text:span></text:a></text:p>
      <text:p text:style-name="P3"/>
      <text:p text:style-name="P3">Presentation of tools (some implemented by me) and solutions that enable Test-Driven Development of Python microservices. Told from the perspective of a maintainer of a single service.</text:p>
      <text:p text:style-name="P3"/>
      <text:h text:style-name="P38" text:outline-level="2">Python microservices on PaaS done right</text:h>
      <text:p text:style-name="P1"><text:span text:style-name="T8">EuroPython 2015 talk.</text:span><text:span text:style-name="T6"> </text:span><text:a xlink:type="simple" xlink:href="https://youtu.be/WYXkpiaGBms" text:style-name="Internet_20_link" text:visited-style-name="Visited_20_Internet_20_Link"><text:span text:style-name="T6">https://youtu.be/WYXkpiaGBms</text:span></text:a><text:span text:style-name="T6"> </text:span></text:p>
      <text:p text:style-name="P3"/>
      <text:p text:style-name="P3"><text:soft-page-break/>A a collection of tips and practices that allow to have a successful microservices-based project. Concerns development, testing and work organization. There's a slight focus on Python.</text:p>
      <text:p text:style-name="P3"/>
      <text:h text:style-name="P33" text:outline-level="1">Education</text:h>
      <text:h text:style-name="P41" text:outline-level="2">2016.03 – 2016.05</text:h>
      <text:p text:style-name="P23">Cryptography I course</text:p>
      <text:p text:style-name="P25">Stanford (<text:span text:style-name="T4">through</text:span> Coursera <text:span text:style-name="T4">platform</text:span>)</text:p>
      <text:p text:style-name="P3"/>
      <text:h text:style-name="P41" text:outline-level="2">2012 – 2015</text:h>
      <text:p text:style-name="P21">Master of Science in Computer Science</text:p>
      <text:p text:style-name="P24">Gdańsk University of Technology</text:p>
      <text:p text:style-name="P24"/>
      <text:p text:style-name="P27">Overall score – good plus</text:p>
      <text:p text:style-name="P26">Specialized in Intelligent Interactive Systems</text:p>
      <text:p text:style-name="P26"/>
      <text:p text:style-name="P21">Master thesis</text:p>
      <text:p text:style-name="P24">Calling remote Java methods in Android system from .NET platform</text:p>
      <text:p text:style-name="P26">Supervisor: Jacek Lebiedź, PhD MEng</text:p>
      <text:p text:style-name="P26"/>
      <text:p text:style-name="P26">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26"/>
      <text:h text:style-name="P41" text:outline-level="2">2008 – 2012</text:h>
      <text:p text:style-name="P30">Bachelor of Science in Computer Science</text:p>
      <text:p text:style-name="P24">Gdańsk University of Technology</text:p>
      <text:p text:style-name="P26"/>
      <text:p text:style-name="P27">Overall score – good plus</text:p>
      <text:p text:style-name="P26"/>
      <text:p text:style-name="P31">Final project</text:p>
      <text:p text:style-name="P26"><text:span text:style-name="T5">A</text:span> C++ application using OpenCV that could learn and recognize faces using the eigenvectors method.</text:p>
      <text:p text:style-name="P26"/>
      <text:h text:style-name="P33" text:outline-level="1">Languages</text:h>
      <text:p text:style-name="P26"/>
      <text:list xml:id="list2573402928" text:style-name="L11">
        <text:list-item>
          <text:p text:style-name="P28">Polish, native</text:p>
        </text:list-item>
        <text:list-item>
          <text:p text:style-name="P28">English, fluent</text:p>
        </text:list-item>
      </text:list>
      <text:h text:style-name="P33" text:outline-level="1">Interests</text:h>
      <text:p text:style-name="P26"/>
      <text:list xml:id="list1149455297" text:style-name="L12">
        <text:list-item>
          <text:p text:style-name="P29">Technology and engineering in general</text:p>
        </text:list-item>
        <text:list-item>
          <text:p text:style-name="P29"><text:soft-page-break/>Evolutionary Psychology</text:p>
        </text:list-item>
        <text:list-item>
          <text:p text:style-name="P29">Mythology (mainly Slavic, Nordic and Greek)</text:p>
        </text:list-item>
        <text:list-item>
          <text:p text:style-name="P29">History</text:p>
        </text:list-item>
        <text:list-item>
          <text:p text:style-name="P29">Martial ar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11:43:39.476068168</meta:creation-date>
    <dc:date>2021-05-01T14:23:27.039526685</dc:date>
    <meta:editing-duration>PT1H34M30S</meta:editing-duration>
    <meta:editing-cycles>23</meta:editing-cycles>
    <meta:generator>LibreOffice/6.0.7.3$Linux_X86_64 LibreOffice_project/00m0$Build-3</meta:generator>
    <meta:document-statistic meta:table-count="0" meta:image-count="0" meta:object-count="0" meta:page-count="9" meta:paragraph-count="182" meta:word-count="2302" meta:character-count="15315" meta:non-whitespace-character-count="13246"/>
  </office:meta>
</office:document-meta>
</file>